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WenQuanYi Zen Hei Sharp" style:font-name-complex="Lohit Devanagari"/>
    </style:style>
    <style:style style:name="ce3" style:family="table-cell" style:parent-style-name="Default">
      <style:text-properties fo:color="#313739" style:font-name="Cantarell" fo:font-size="10pt" fo:language="none" fo:country="none" style:font-name-asian="Cantarell" style:font-size-asian="10pt" style:language-asian="none" style:country-asian="none" style:font-name-complex="Cantarell" style:font-size-complex="10pt" style:language-complex="none" style:country-complex="none"/>
    </style:style>
    <style:style style:name="ce4" style:family="table-cell" style:parent-style-name="Default"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nbTimeSteps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0</text:p>
          </table:table-cell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table:number-columns-repeated="8"/>
        </table:table-row>
        <table:table-row table:style-name="ro1">
          <table:table-cell table:style-name="ce1" office:value-type="float" office:value="0.04879" calcext:value-type="float">
            <text:p>0.04879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G2]*EXP(([.A2]-[.B2]*[.B2]/2)*[.C2]/[.D2]+[.B2]*SQRT([.C2]/[.D2])*[.E2]*[.F2])" office:value-type="float" office:value="104.91531692926" calcext:value-type="float">
            <text:p>104.9153169293</text:p>
          </table:table-cell>
          <table:table-cell table:formula="of:=[.I2]*EXP(([.A2]-[.B2]*[.B2]/2)*[.C2]/[.D2]+[.B2]*SQRT([.C2]/[.D2])*[.E2]*[.F2])" office:value-type="float" office:value="110.072237263671" calcext:value-type="float">
            <text:p>110.0722372637</text:p>
          </table:table-cell>
          <table:table-cell table:number-columns-repeated="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nbligne past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p_special</text:p>
          </table:table-cell>
          <table:table-cell table:formula="of:=[.B5]*[.C10]/[.D10]-[.E10]" office:value-type="float" office:value="1.5" calcext:value-type="float">
            <text:p>1.5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nbTimeSteps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s0</text:p>
          </table:table-cell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table:style-name="ce1" office:value-type="float" office:value="0.04879" calcext:value-type="float">
            <text:p>0.04879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.5" calcext:value-type="float">
            <text:p>3.5</text:p>
          </table:table-cell>
          <table:table-cell/>
          <table:table-cell table:style-name="ce3" office:value-type="float" office:value="156.159305" calcext:value-type="float">
            <text:p>156.159305</text:p>
          </table:table-cell>
          <table:table-cell/>
          <table:table-cell table:formula="of:=[.G10]*EXP(([.A10]-[.B10]*[.B10]/2)*[.C10]/[.D10]+[.B10]*SQRT([.C10]/[.D10])*[.E10]*[.F10])" office:value-type="float" office:value="160.720474379389" calcext:value-type="float">
            <text:p>160.7204743794</text:p>
          </table:table-cell>
          <table:table-cell table:formula="of:=[.I10]*EXP(([.A10]-[.B10]*[.B10]/2)*[.C10]/[.D10]+[.B10]*SQRT([.C10]/[.D10])*[.E10]*[.F10])" office:value-type="float" office:value="165.414868391838" calcext:value-type="float">
            <text:p>165.4148683918</text:p>
          </table:table-cell>
          <table:table-cell table:style-name="ce1" office:value-type="float" office:value="0.04879" calcext:value-type="float">
            <text:p>0.04879</text:p>
          </table:table-cell>
          <table:table-cell/>
          <table:table-cell office:value-type="string" calcext:value-type="string">
            <text:p>ld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number-columns-repeated="4"/>
          <table:table-cell table:style-name="ce3" office:value-type="float" office:value="74.06849" calcext:value-type="float">
            <text:p>74.0684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number-columns-repeated="4"/>
          <table:table-cell table:style-name="ce3" office:value-type="float" office:value="24.238071" calcext:value-type="float">
            <text:p>24.238071</text:p>
          </table:table-cell>
          <table:table-cell table:number-columns-repeated="5"/>
          <table:table-cell office:value-type="float" office:value="0.3" calcext:value-type="float">
            <text:p>0.3</text:p>
          </table:table-cell>
          <table:table-cell office:value-type="float" office:value="0.953939" calcext:value-type="float">
            <text:p>0.95393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0.3" calcext:value-type="float">
            <text:p>0.3</text:p>
          </table:table-cell>
          <table:table-cell office:value-type="float" office:value="0.22014" calcext:value-type="float">
            <text:p>0.22014</text:p>
          </table:table-cell>
          <table:table-cell office:value-type="float" office:value="0.928191" calcext:value-type="float">
            <text:p>0.928191</text:p>
          </table:table-cell>
          <table:table-cell table:number-columns-repeated="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G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3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s1 </text:p>
          </table:table-cell>
          <table:table-cell office:value-type="string" calcext:value-type="string">
            <text:p>s2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L scalaire G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63115" calcext:value-type="float">
            <text:p>1.163115</text:p>
          </table:table-cell>
          <table:table-cell office:value-type="float" office:value="-0.273183" calcext:value-type="float">
            <text:p>-0.273183</text:p>
          </table:table-cell>
          <table:table-cell office:value-type="float" office:value="0.938901" calcext:value-type="float">
            <text:p>0.93890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[.G10]*EXP(([.A2]-[.B10]*[.B10]/2)*[.B6]+[.B10]*SQRT([.B6])*[.O17])" office:value-type="float" office:value="216.79788160196" calcext:value-type="float">
            <text:p>216.797881602</text:p>
          </table:table-cell>
          <table:table-cell table:formula="of:=[.G17]*EXP(([.A2]-[.B10]*[.B10]/2)*[.C10]/[.D10]+[.B10]*SQRT([.C10]/[.D10])*[.P17])" office:value-type="float" office:value="211.266189145463" calcext:value-type="float">
            <text:p>211.266189145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[.M11]*[.B17]+[.N11]*[.B18]+[.O11]*[.B19]" office:value-type="float" office:value="1.163115" calcext:value-type="float">
            <text:p>1.163115</text:p>
          </table:table-cell>
          <table:table-cell table:formula="of:=[.M11]*[.C17]+[.N11]*[.C18]+[.O11]*[.C19]" office:value-type="float" office:value="-0.273183" calcext:value-type="float">
            <text:p>-0.2731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-0.893521" calcext:value-type="float">
            <text:p>-0.893521</text:p>
          </table:table-cell>
          <table:table-cell office:value-type="float" office:value="0.863989" calcext:value-type="float">
            <text:p>0.863989</text:p>
          </table:table-cell>
          <table:table-cell office:value-type="float" office:value="0.628504" calcext:value-type="float">
            <text:p>0.628504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table:formula="of:=[.G11]*EXP(([.A2]-[.B11]*[.B11]/2)*[.B6]+[.B11]*SQRT([.B6])*[.O18])" office:value-type="float" office:value="48.5400161251102" calcext:value-type="float">
            <text:p>48.5400161251</text:p>
          </table:table-cell>
          <table:table-cell table:style-name="ce2" table:formula="of:=[.G18]*EXP(([.A2]-[.B11]*[.B11]/2)*[.C10]/[.D10]+[.B11]*SQRT([.C10]/[.D10])*[.P18])" office:value-type="float" office:value="65.1894394270792" calcext:value-type="float">
            <text:p>65.189439427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M12]*[.B17]+[.N12]*[.B18]+[.O12]*[.B19]" office:value-type="float" office:value="-0.503430029219" calcext:value-type="float">
            <text:p>-0.5034300292</text:p>
          </table:table-cell>
          <table:table-cell table:formula="of:=[.M12]*[.C17]+[.N12]*[.C18]+[.O12]*[.C19]" office:value-type="float" office:value="0.742237902671" calcext:value-type="float">
            <text:p>0.74223790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52468" calcext:value-type="float">
            <text:p>0.152468</text:p>
          </table:table-cell>
          <table:table-cell office:value-type="float" office:value="1.130343" calcext:value-type="float">
            <text:p>1.130343</text:p>
          </table:table-cell>
          <table:table-cell office:value-type="float" office:value="-1.74112" calcext:value-type="float">
            <text:p>-1.74112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table:formula="of:=[.G12]*EXP(([.A2]-[.B12]*[.B12]/2)*[.B6]+[.B12]*SQRT([.B6])*[.O19])" office:value-type="float" office:value="26.8317791805326" calcext:value-type="float">
            <text:p>26.8317791805</text:p>
          </table:table-cell>
          <table:table-cell table:style-name="ce2" table:formula="of:=[.G19]*EXP(([.A2]-[.B12]*[.B12]/2)*[.C10]/[.D10]+[.B12]*SQRT([.C10]/[.D10])*[.P19])" office:value-type="float" office:value="31.4726451036713" calcext:value-type="float">
            <text:p>31.4726451037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[.M13]*[.B17]+[.N13]*[.B18]+[.O13]*[.B19]" office:value-type="float" office:value="0.293754212448" calcext:value-type="float">
            <text:p>0.2937542124</text:p>
          </table:table-cell>
          <table:table-cell table:formula="of:=[.M13]*[.C17]+[.N13]*[.C18]+[.O13]*[.C19]" office:value-type="float" office:value="1.157417837973" calcext:value-type="float">
            <text:p>1.157417838</text:p>
          </table:table-cell>
          <table:table-cell table:number-columns-repeated="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office:value-type="float" office:value="0.257749" calcext:value-type="float">
            <text:p>0.257749</text:p>
          </table:table-cell>
          <table:table-cell office:value-type="float" office:value="-1.65536" calcext:value-type="float">
            <text:p>-1.6553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064296" calcext:value-type="float">
            <text:p>3.064296</text:p>
          </table:table-cell>
          <table:table-cell office:value-type="float" office:value="-0.103961" calcext:value-type="float">
            <text:p>-0.103961</text:p>
          </table:table-cell>
          <table:table-cell table:number-columns-repeated="2"/>
          <table:table-cell office:value-type="string" calcext:value-type="string">
            <text:p>E-rT</text:p>
          </table:table-cell>
          <table:table-cell table:style-name="ce4" table:formula="of:=EXP(-[.K10]*[.C10])" office:value-type="float" office:value="0.746216131671537" calcext:value-type="float">
            <text:p>0.746216131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20328" calcext:value-type="float">
            <text:p>0.20328</text:p>
          </table:table-cell>
          <table:table-cell office:value-type="float" office:value="0.153046" calcext:value-type="float">
            <text:p>0.153046</text:p>
          </table:table-cell>
          <table:table-cell table:number-columns-repeated="2"/>
          <table:table-cell office:value-type="string" calcext:value-type="string">
            <text:p>E-2rT</text:p>
          </table:table-cell>
          <table:table-cell table:style-name="ce4" table:formula="of:=EXP(-2*[.K10]*[.C10])" office:value-type="float" office:value="0.556838515166832" calcext:value-type="float">
            <text:p>0.5568385152</text:p>
          </table:table-cell>
          <table:table-cell table:number-columns-repeated="11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variance part1</text:p>
          </table:table-cell>
          <table:table-cell table:formula="of:=[.G25]/[.I33]*[.O33]" office:value-type="float" office:value="31.6207949947345" calcext:value-type="float">
            <text:p>31.6207949947</text:p>
          </table:table-cell>
          <table:table-cell/>
          <table:table-cell office:value-type="string" calcext:value-type="string">
            <text:p>ic</text:p>
          </table:table-cell>
          <table:table-cell table:formula="of:=2*1.96*[.G31]/SQRT([.I33])" office:value-type="float" office:value="8.81723570475089" calcext:value-type="float">
            <text:p>8.8172357048</text:p>
          </table:table-cell>
          <table:table-cell/>
          <table:table-cell office:value-type="string" calcext:value-type="string">
            <text:p>strike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variance part2</text:p>
          </table:table-cell>
          <table:table-cell table:formula="of:=([.F33]/[.I33])*( [.F33]/[.I33])*[.G25]" office:value-type="float" office:value="6.32415899894689" calcext:value-type="float">
            <text:p>6.3241589989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variance</text:p>
          </table:table-cell>
          <table:table-cell table:formula="of:=[.G28]-[.G29]" office:value-type="float" office:value="25.2966359957876" calcext:value-type="float">
            <text:p>25.2966359958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qrt(variance)</text:p>
          </table:table-cell>
          <table:table-cell table:formula="of:=SQRT([.G30])" office:value-type="float" office:value="5.02957612486257" calcext:value-type="float">
            <text:p>5.0295761249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ayoff</text:p>
          </table:table-cell>
          <table:table-cell table:formula="of:=MAX(SUMPRODUCT([.B47:.B49];[.R33:.R35])-[.M28];0)" office:value-type="float" office:value="0" calcext:value-type="float">
            <text:p>0</text:p>
          </table:table-cell>
          <table:table-cell/>
          <table:table-cell office:value-type="string" calcext:value-type="string">
            <text:p>sum_payoff</text:p>
          </table:table-cell>
          <table:table-cell table:formula="of:=SUM([.C33:.C37])" office:value-type="float" office:value="16.850266" calcext:value-type="float">
            <text:p>16.850266</text:p>
          </table:table-cell>
          <table:table-cell/>
          <table:table-cell office:value-type="string" calcext:value-type="string">
            <text:p>nb_sample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ayoff carre</text:p>
          </table:table-cell>
          <table:table-cell table:formula="of:=[.C33]*[.C33]" office:value-type="float" office:value="0" calcext:value-type="float">
            <text:p>0</text:p>
          </table:table-cell>
          <table:table-cell/>
          <table:table-cell office:value-type="string" calcext:value-type="string">
            <text:p>sum_carre</text:p>
          </table:table-cell>
          <table:table-cell table:formula="of:=SUM([.L33:.L37])" office:value-type="float" office:value="283.931464270756" calcext:value-type="float">
            <text:p>283.9314642708</text:p>
          </table:table-cell>
          <table:table-cell/>
          <table:table-cell office:value-type="string" calcext:value-type="string">
            <text:p>lambda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/>
          <table:table-cell table:formula="of:=MAX(SUMPRODUCT([.C47:.C49];[.R33:.R35])-[.M28];0)" office:value-type="float" office:value="0" calcext:value-type="float">
            <text:p>0</text:p>
          </table:table-cell>
          <table:table-cell/>
          <table:table-cell office:value-type="string" calcext:value-type="string">
            <text:p>prix</text:p>
          </table:table-cell>
          <table:table-cell table:formula="of:=[.G24]*([.F33]/[.I33])" office:value-type="float" office:value="2.51478806243129" calcext:value-type="float">
            <text:p>2.5147880624</text:p>
          </table:table-cell>
          <table:table-cell table:number-columns-repeated="5"/>
          <table:table-cell table:formula="of:=[.C34]*[.C34]" office:value-type="float" office:value="0" calcext:value-type="float">
            <text:p>0</text:p>
          </table:table-cell>
          <table:table-cell table:number-columns-repeated="5"/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2"/>
          <table:table-cell table:formula="of:=MAX(SUMPRODUCT([.D47:.D49];[.R33:.R35])-[.M28];0)" office:value-type="float" office:value="16.850266" calcext:value-type="float">
            <text:p>16.850266</text:p>
          </table:table-cell>
          <table:table-cell table:number-columns-repeated="8"/>
          <table:table-cell table:formula="of:=[.C35]*[.C35]" office:value-type="float" office:value="283.931464270756" calcext:value-type="float">
            <text:p>283.9314642708</text:p>
          </table:table-cell>
          <table:table-cell table:number-columns-repeated="5"/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"/>
          <table:table-cell table:formula="of:=[.C36]*[.C3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"/>
          <table:table-cell table:formula="of:=[.C37]*[.C37]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9">
          <table:table-cell table:number-columns-repeated="18"/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91.149005" calcext:value-type="float">
            <text:p>91.149005</text:p>
          </table:table-cell>
          <table:table-cell office:value-type="float" office:value="83.602286" calcext:value-type="float">
            <text:p>83.602286</text:p>
          </table:table-cell>
          <table:table-cell office:value-type="float" office:value="69.270331" calcext:value-type="float">
            <text:p>69.27033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3.101234" calcext:value-type="float">
            <text:p>43.101234</text:p>
          </table:table-cell>
          <table:table-cell office:value-type="float" office:value="54.905978" calcext:value-type="float">
            <text:p>54.905978</text:p>
          </table:table-cell>
          <table:table-cell office:value-type="float" office:value="115.392204" calcext:value-type="float">
            <text:p>115.39220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.345739" calcext:value-type="float">
            <text:p>24.345739</text:p>
          </table:table-cell>
          <table:table-cell office:value-type="float" office:value="18.215272" calcext:value-type="float">
            <text:p>18.215272</text:p>
          </table:table-cell>
          <table:table-cell office:value-type="float" office:value="22.21657" calcext:value-type="float">
            <text:p>22.21657</text:p>
          </table:table-cell>
          <table:table-cell table:number-columns-repeated="14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sigma </text:p>
          </table:table-cell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Ld</text:p>
          </table:table-cell>
          <table:table-cell table:number-columns-repeated="8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2" table:formula="of:=[.B56]*EXP(([.A2]-[.C56]*[.C56]/2)*[.C60]+[.C56]*SQRT([.C60])*[.J61])" office:value-type="float" office:value="161.90573039267" calcext:value-type="float">
            <text:p>161.9057303927</text:p>
          </table:table-cell>
          <table:table-cell table:style-name="ce2" table:formula="of:=[.E56]*EXP(([.A2]-[.C56]*[.C56]/2)*[.C60]+[.C56]*SQRT([.C60])*[.J61])" office:value-type="float" office:value="262.13465533984" calcext:value-type="float">
            <text:p>262.1346553398</text:p>
          </table:table-cell>
          <table:table-cell table:formula="of:=[.F56]*EXP(([.A2]-[.C56]*[.C56]/2)*[.C60]+[.C56]*SQRT([.C60])*[.J61])" office:value-type="float" office:value="424.411028340278" calcext:value-type="float">
            <text:p>424.4110283403</text:p>
          </table:table-cell>
          <table:table-cell table:style-name="ce2" table:formula="of:=[.G56]*EXP(([.A2]-[.C56]*[.C56]/2)*[.C60]+[.C56]*SQRT([.C60])*[.J61])" office:value-type="float" office:value="687.145775301369" calcext:value-type="float">
            <text:p>687.14577530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2" table:formula="of:=[.B57]*EXP(([.A2]-[.C56]*[.C56]/2)*[.C60]+[.C56]*SQRT([.C60])*[.J62])" office:value-type="float" office:value="180.323317513373" calcext:value-type="float">
            <text:p>180.3233175134</text:p>
          </table:table-cell>
          <table:table-cell table:formula="of:=[.E57]*EXP(([.A2]-[.C56]*[.C56]/2)*[.C60]+[.C56]*SQRT([.C60])*[.J62])" office:value-type="float" office:value="325.164988390287" calcext:value-type="float">
            <text:p>325.1649883903</text:p>
          </table:table-cell>
          <table:table-cell table:style-name="ce2" table:formula="of:=[.F57]*EXP(([.A2]-[.C56]*[.C56]/2)*[.C60]+[.C56]*SQRT([.C60])*[.J62])" office:value-type="float" office:value="586.348294457339" calcext:value-type="float">
            <text:p>586.3482944573</text:p>
          </table:table-cell>
          <table:table-cell table:formula="of:=[.G57]*EXP(([.A2]-[.C56]*[.C56]/2)*[.C60]+[.C56]*SQRT([.C60])*[.J62])" office:value-type="float" office:value="1057.32269674855" calcext:value-type="float">
            <text:p>1057.322696748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953939" calcext:value-type="float">
            <text:p>0.953939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nbTimeSteps</text:p>
          </table:table-cell>
          <table:table-cell office:value-type="string" calcext:value-type="string">
            <text:p>step 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A60]/[.B60]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scalai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-ti</text:p>
          </table:table-cell>
          <table:table-cell table:number-columns-repeated="7"/>
          <table:table-cell table:formula="of:=[.J56]*[.A56]+[.K56]*[.A57]" office:value-type="float" office:value="1.5" calcext:value-type="float">
            <text:p>1.5</text:p>
          </table:table-cell>
          <table:table-cell table:number-columns-repeated="8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.6" calcext:value-type="float">
            <text:p>1.6</text:p>
          </table:table-cell>
          <table:table-cell table:number-columns-repeated="7"/>
          <table:table-cell table:formula="of:=[.J57]*[.A56]+[.K57]*[.A57]" office:value-type="float" office:value="1.8809085" calcext:value-type="float">
            <text:p>1.8809085</text:p>
          </table:table-cell>
          <table:table-cell table:number-columns-repeated="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st</text:p>
          </table:table-cell>
          <table:table-cell table:number-columns-repeated="3"/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table:number-columns-repeated="12"/>
        </table:table-row>
        <table:table-row table:style-name="ro1">
          <table:table-cell office:value-type="float" office:value="262.134655" calcext:value-type="float">
            <text:p>262.134655</text:p>
          </table:table-cell>
          <table:table-cell table:number-columns-repeated="3"/>
          <table:table-cell table:style-name="ce2" table:formula="of:=[.A66]*EXP(([.A2]-[.C56]*[.C56]/2)*[.B62]+[.C56]*SQRT([.B62])*[.J61])" office:value-type="float" office:value="401.174157633797" calcext:value-type="float">
            <text:p>401.1741576338</text:p>
          </table:table-cell>
          <table:table-cell table:formula="of:=[.E66]*EXP(([.A2]-[.C56]*[.C56]/2)*[.C60]+[.C56]*SQRT([.C60])*[.J61])" office:value-type="float" office:value="649.523950063641" calcext:value-type="float">
            <text:p>649.5239500636</text:p>
          </table:table-cell>
          <table:table-cell table:number-columns-repeated="12"/>
        </table:table-row>
        <table:table-row table:style-name="ro1">
          <table:table-cell office:value-type="float" office:value="325.165044" calcext:value-type="float">
            <text:p>325.165044</text:p>
          </table:table-cell>
          <table:table-cell table:number-columns-repeated="3"/>
          <table:table-cell table:formula="of:=[.A67]*EXP(([.A2]-[.C56]*[.C56]/2)*[.B62]+[.C56]*SQRT([.B62])*[.J62])" office:value-type="float" office:value="547.976978237954" calcext:value-type="float">
            <text:p>547.976978238</text:p>
          </table:table-cell>
          <table:table-cell table:formula="of:=[.E67]*EXP(([.A2]-[.C56]*[.C56]/2)*[.C60]+[.C56]*SQRT([.C60])*[.J62])" office:value-type="float" office:value="988.130266368211" calcext:value-type="float">
            <text:p>988.1302663682</text:p>
          </table:table-cell>
          <table:table-cell table:number-columns-repeated="12"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/00/0000</text:date>, <text:time style:data-style-name="N2" text:time-value="11:21:02.2638307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ene Paviot</meta:initial-creator>
    <meta:creation-date>2016-09-16T17:41:32.157725263</meta:creation-date>
    <dc:date>2016-09-21T17:06:58.550142107</dc:date>
    <meta:editing-duration>PT7H10M44S</meta:editing-duration>
    <meta:editing-cycles>9</meta:editing-cycles>
    <meta:generator>LibreOffice/4.3.7.2$Linux_X86_64 LibreOffice_project/430$Build-2</meta:generator>
    <dc:creator>Charlene Paviot</dc:creator>
    <meta:document-statistic meta:table-count="2" meta:cell-count="193" meta:object-count="0"/>
  </office:meta>
</office:document-meta>
</file>